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6.png" manifest:media-type="image/png"/>
  <manifest:file-entry manifest:full-path="media/image14.png" manifest:media-type="image/png"/>
  <manifest:file-entry manifest:full-path="media/image17.png" manifest:media-type="image/png"/>
  <manifest:file-entry manifest:full-path="media/image15.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18.png" manifest:media-type="image/png"/>
  <manifest:file-entry manifest:full-path="media/image13.png" manifest:media-type="image/png"/>
  <manifest:file-entry manifest:full-path="media/image1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JetBrains Mono" svg:font-family="JetBrains Mono" style:font-family-generic="system"/>
    <style:font-face style:name="Segoe UI Symbol" svg:font-family="Segoe UI Symbol"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fo:language="en" fo:country="GB"/>
    </style:style>
    <style:style style:name="P2" style:parent-style-name="Normal" style:family="paragraph">
      <style:text-properties fo:font-weight="bold" style:font-weight-asian="bold" fo:language="en" fo:country="GB"/>
    </style:style>
    <style:style style:name="T3" style:parent-style-name="DefaultParagraphFont" style:family="text">
      <style:text-properties fo:font-weight="bold" style:font-weight-asian="bold" fo:background-color="#C0C0C0"/>
    </style:style>
    <style:style style:name="P4" style:parent-style-name="Normal" style:family="paragraph">
      <style:text-properties fo:font-weight="bold" style:font-weight-asian="bold"/>
    </style:style>
    <style:style style:name="T5" style:parent-style-name="DefaultParagraphFont" style:family="text">
      <style:text-properties fo:language="en" fo:country="GB" style:language-asian="en" style:country-asian="GB"/>
    </style:style>
    <style:style style:name="P6" style:parent-style-name="Normal" style:family="paragraph">
      <style:text-properties fo:font-weight="bold" style:font-weight-asian="bold"/>
    </style:style>
    <style:style style:name="T7" style:parent-style-name="DefaultParagraphFont" style:family="text">
      <style:text-properties fo:language="en" fo:country="GB" style:language-asian="en" style:country-asian="GB"/>
    </style:style>
    <style:style style:name="P8" style:parent-style-name="Normal" style:family="paragraph">
      <style:text-properties fo:font-weight="bold" style:font-weight-asian="bold"/>
    </style:style>
    <style:style style:name="P9" style:parent-style-name="Normal" style:family="paragraph">
      <style:text-properties fo:font-weight="bold" style:font-weight-asian="bold"/>
    </style:style>
    <style:style style:name="T10" style:parent-style-name="DefaultParagraphFont" style:family="text">
      <style:text-properties fo:language="en" fo:country="GB" style:language-asian="en" style:country-asian="GB"/>
    </style:style>
    <style:style style:name="T11" style:parent-style-name="DefaultParagraphFont" style:family="text">
      <style:text-properties fo:language="en" fo:country="GB" style:language-asian="en" style:country-asian="GB"/>
    </style:style>
    <style:style style:name="T12" style:parent-style-name="DefaultParagraphFont" style:family="text">
      <style:text-properties fo:language="en" fo:country="GB" style:language-asian="en" style:country-asian="GB"/>
    </style:style>
    <style:style style:name="T13" style:parent-style-name="DefaultParagraphFont" style:family="text">
      <style:text-properties fo:language="en" fo:country="GB" style:language-asian="en" style:country-asian="GB"/>
    </style:style>
    <style:style style:name="P14" style:parent-style-name="Normal" style:family="paragraph">
      <style:text-properties fo:language="en" fo:country="GB" style:language-asian="en" style:country-asian="GB"/>
    </style:style>
    <style:style style:name="T15" style:parent-style-name="DefaultParagraphFont" style:family="text">
      <style:text-properties fo:language="en" fo:country="GB" style:language-asian="en" style:country-asian="GB"/>
    </style:style>
    <style:style style:name="P16" style:parent-style-name="Normal" style:family="paragraph">
      <style:paragraph-properties fo:background-color="#1E1F22"/>
    </style:style>
    <style:style style:name="T17" style:parent-style-name="DefaultParagraphFont" style:family="text">
      <style:text-properties style:font-name="JetBrains Mono" fo:color="#7A7E85"/>
    </style:style>
    <style:style style:name="T18" style:parent-style-name="DefaultParagraphFont" style:family="text">
      <style:text-properties style:font-name="JetBrains Mono" style:font-name-asian="Times New Roman" fo:color="#7A7E85" fo:font-size="12pt" style:font-size-asian="12pt" style:font-size-complex="12pt" fo:language="en" fo:country="GB" style:language-asian="en" style:country-asian="GB"/>
    </style:style>
    <style:style style:name="T19" style:parent-style-name="DefaultParagraphFont" style:family="text">
      <style:text-properties fo:language="en" fo:country="GB" style:language-asian="en" style:country-asian="GB"/>
    </style:style>
    <style:style style:name="T20" style:parent-style-name="DefaultParagraphFont" style:family="text">
      <style:text-properties fo:font-weight="bold" style:font-weight-asian="bold" fo:background-color="#C0C0C0"/>
    </style:style>
    <style:style style:name="T21" style:parent-style-name="DefaultParagraphFont" style:family="text">
      <style:text-properties fo:font-weight="bold" style:font-weight-asian="bold" fo:background-color="#C0C0C0"/>
    </style:style>
    <style:style style:name="T22" style:parent-style-name="DefaultParagraphFont" style:family="text">
      <style:text-properties fo:language="en" fo:country="GB" style:language-asian="en" style:country-asian="GB"/>
    </style:style>
    <style:style style:name="T23" style:parent-style-name="DefaultParagraphFont" style:family="text">
      <style:text-properties fo:language="en" fo:country="GB" style:language-asian="en" style:country-asian="GB"/>
    </style:style>
    <style:style style:name="T24" style:parent-style-name="DefaultParagraphFont" style:family="text">
      <style:text-properties fo:language="en" fo:country="GB" style:language-asian="en" style:country-asian="GB"/>
    </style:style>
    <style:style style:name="T25" style:parent-style-name="DefaultParagraphFont" style:family="text">
      <style:text-properties fo:language="en" fo:country="GB" style:language-asian="en" style:country-asian="GB"/>
    </style:style>
    <style:style style:name="P26" style:parent-style-name="Normal" style:family="paragraph">
      <style:paragraph-properties fo:border-top="none" fo:border-left="none" fo:border-bottom="0.0833in solid #000000" fo:border-right="none" fo:padding-top="0in" fo:padding-left="0in" fo:padding-bottom="0.0138in" fo:padding-right="0in" style:shadow="none"/>
    </style:style>
    <style:style style:name="T27" style:parent-style-name="DefaultParagraphFont" style:family="text">
      <style:text-properties fo:language="en" fo:country="GB" style:language-asian="en" style:country-asian="GB"/>
    </style:style>
    <style:style style:name="P28" style:parent-style-name="Normal" style:family="paragraph">
      <style:paragraph-properties fo:border-top="none" fo:border-left="none" fo:border-bottom="0.0833in solid #000000" fo:border-right="none" fo:padding-top="0in" fo:padding-left="0in" fo:padding-bottom="0.0138in" fo:padding-right="0in" style:shadow="none"/>
    </style:style>
    <style:style style:name="T29" style:parent-style-name="DefaultParagraphFont" style:family="text">
      <style:text-properties fo:background-color="#C0C0C0"/>
    </style:style>
    <style:style style:name="T30" style:parent-style-name="DefaultParagraphFont" style:family="text">
      <style:text-properties fo:font-weight="bold" style:font-weight-asian="bold"/>
    </style:style>
    <style:style style:name="T31" style:parent-style-name="DefaultParagraphFont" style:family="text">
      <style:text-properties fo:font-weight="bold" style:font-weight-asian="bold" fo:language="en" fo:country="GB"/>
    </style:style>
    <style:style style:name="P32" style:parent-style-name="Normal" style:family="paragraph">
      <style:text-properties fo:font-weight="bold" style:font-weight-asian="bold"/>
    </style:style>
    <style:style style:name="T33" style:parent-style-name="DefaultParagraphFont" style:family="text">
      <style:text-properties fo:language="en" fo:country="GB" style:language-asian="en" style:country-asian="GB"/>
    </style:style>
    <style:style style:name="T34" style:parent-style-name="DefaultParagraphFont" style:family="text">
      <style:text-properties fo:language="en" fo:country="GB" style:language-asian="en" style:country-asian="GB"/>
    </style:style>
    <style:style style:name="T35" style:parent-style-name="DefaultParagraphFont" style:family="text">
      <style:text-properties fo:language="en" fo:country="GB" style:language-asian="en" style:country-asian="GB"/>
    </style:style>
    <style:style style:name="P36" style:parent-style-name="Normal" style:family="paragraph">
      <style:text-properties fo:font-weight="bold" style:font-weight-asian="bold"/>
    </style:style>
    <style:style style:name="T37" style:parent-style-name="DefaultParagraphFont" style:family="text">
      <style:text-properties fo:font-weight="bold" style:font-weight-asian="bold" fo:language="en" fo:country="GB" style:language-asian="en" style:country-asian="GB"/>
    </style:style>
    <style:style style:name="T38" style:parent-style-name="DefaultParagraphFont" style:family="text">
      <style:text-properties fo:language="en" fo:country="GB" style:language-asian="en" style:country-asian="GB"/>
    </style:style>
    <style:style style:name="T39" style:parent-style-name="DefaultParagraphFont" style:family="text">
      <style:text-properties fo:language="en" fo:country="GB" style:language-asian="en" style:country-asian="GB"/>
    </style:style>
    <style:style style:name="T40" style:parent-style-name="DefaultParagraphFont" style:family="text">
      <style:text-properties fo:font-weight="bold" style:font-weight-asian="bold" fo:background-color="#FFFF00"/>
    </style:style>
    <style:style style:name="T41" style:parent-style-name="DefaultParagraphFont" style:family="text">
      <style:text-properties fo:background-color="#FFFF00"/>
    </style:style>
    <style:style style:name="T42" style:parent-style-name="DefaultParagraphFont" style:family="text">
      <style:text-properties fo:font-weight="bold" style:font-weight-asian="bold" fo:background-color="#808000"/>
    </style:style>
    <style:style style:name="T43" style:parent-style-name="DefaultParagraphFont" style:family="text">
      <style:text-properties fo:background-color="#FFFF00"/>
    </style:style>
    <style:style style:name="T44" style:parent-style-name="DefaultParagraphFont" style:family="text">
      <style:text-properties fo:background-color="#FFFF00"/>
    </style:style>
    <style:style style:name="T45" style:parent-style-name="DefaultParagraphFont" style:family="text">
      <style:text-properties fo:background-color="#FFFF00"/>
    </style:style>
    <style:style style:name="T46" style:parent-style-name="DefaultParagraphFont" style:family="text">
      <style:text-properties fo:background-color="#FFFF00"/>
    </style:style>
    <style:style style:name="T47" style:parent-style-name="DefaultParagraphFont" style:family="text">
      <style:text-properties style:font-name="Segoe UI Symbol" style:font-name-complex="Segoe UI Symbol"/>
    </style:style>
    <style:style style:name="P48" style:parent-style-name="Normal" style:family="paragraph">
      <style:text-properties fo:font-weight="bold" style:font-weight-asian="bold"/>
    </style:style>
    <style:style style:name="P49" style:parent-style-name="Normal" style:family="paragraph">
      <style:paragraph-properties fo:margin-bottom="0in" fo:line-height="100%" fo:background-color="#FFFFFF"/>
      <style:text-properties fo:hyphenate="true"/>
    </style:style>
    <style:style style:name="T50" style:parent-style-name="DefaultParagraphFont" style:family="text">
      <style:text-properties style:font-name="Times New Roman" style:font-name-asian="Times New Roman" fo:font-weight="bold" style:font-weight-asian="bold" style:font-weight-complex="bold" fo:color="#F99D1C" fo:font-size="18pt" style:font-size-asian="18pt" style:font-size-complex="18pt" fo:language="en" fo:country="GB" style:language-asian="en" style:country-asian="GB"/>
    </style:style>
    <style:style style:name="P51" style:parent-style-name="Normal" style:family="paragraph">
      <style:paragraph-properties fo:margin-bottom="0in" fo:line-height="100%" fo:background-color="#FFFFFF"/>
      <style:text-properties fo:hyphenate="true"/>
    </style:style>
    <style:style style:name="T52" style:parent-style-name="DefaultParagraphFont" style:family="text">
      <style:text-properties style:font-name="Arial" style:font-name-asian="Times New Roman" style:font-name-complex="Arial" fo:color="#003448" fo:font-size="12pt" style:font-size-asian="12pt" style:font-size-complex="12pt" fo:language="en" fo:country="GB" style:language-asian="en" style:country-asian="GB"/>
    </style:style>
    <style:style style:name="P53" style:parent-style-name="Normal" style:family="paragraph">
      <style:paragraph-properties fo:margin-bottom="0in" fo:line-height="100%" fo:background-color="#FFFFFF"/>
      <style:text-properties fo:hyphenate="true"/>
    </style:style>
    <style:style style:name="T54" style:parent-style-name="DefaultParagraphFont" style:family="text">
      <style:text-properties style:font-name="Arial" style:font-name-asian="Times New Roman" style:font-name-complex="Arial" fo:color="#003448" fo:font-size="12pt" style:font-size-asian="12pt" style:font-size-complex="12pt" fo:background-color="#FFFF00" fo:language="en" fo:country="GB" style:language-asian="en" style:country-asian="GB"/>
    </style:style>
    <style:style style:name="T55" style:parent-style-name="DefaultParagraphFont" style:family="text">
      <style:text-properties style:font-name="Arial" style:font-name-asian="Times New Roman" style:font-name-complex="Arial" fo:color="#003448" fo:font-size="12pt" style:font-size-asian="12pt" style:font-size-complex="12pt" fo:language="en" fo:country="GB" style:language-asian="en" style:country-asian="GB"/>
    </style:style>
    <style:style style:name="T56" style:parent-style-name="DefaultParagraphFont" style:family="text">
      <style:text-properties style:font-name="Arial" style:font-name-asian="Times New Roman" style:font-name-complex="Arial" fo:color="#003448" fo:font-size="12pt" style:font-size-asian="12pt" style:font-size-complex="12pt" fo:background-color="#FFFF00" fo:language="en" fo:country="GB" style:language-asian="en" style:country-asian="GB"/>
    </style:style>
    <style:style style:name="T57" style:parent-style-name="DefaultParagraphFont" style:family="text">
      <style:text-properties style:font-name="Arial" style:font-name-asian="Times New Roman" style:font-name-complex="Arial" fo:color="#003448" fo:font-size="12pt" style:font-size-asian="12pt" style:font-size-complex="12pt" fo:language="en" fo:country="GB" style:language-asian="en" style:country-asian="GB"/>
    </style:style>
    <style:style style:name="P58" style:parent-style-name="Normal" style:family="paragraph">
      <style:text-properties fo:font-weight="bold" style:font-weight-asian="bold"/>
    </style:style>
    <style:style style:name="P59" style:parent-style-name="xvisr" style:family="paragraph">
      <style:paragraph-properties style:vertical-align="baseline" fo:margin-top="0in" fo:margin-bottom="0in" fo:background-color="#FFFFFF"/>
    </style:style>
    <style:style style:name="P60" style:parent-style-name="xvisr" style:family="paragraph">
      <style:paragraph-properties style:vertical-align="baseline" fo:margin-top="0in" fo:margin-bottom="0in" fo:background-color="#FFFFFF"/>
    </style:style>
    <style:style style:name="P61" style:parent-style-name="xvisr" style:family="paragraph">
      <style:paragraph-properties style:vertical-align="baseline" fo:margin-top="0in" fo:margin-bottom="0in" fo:background-color="#FFFFFF"/>
    </style:style>
    <style:style style:name="T62" style:parent-style-name="Strong" style:family="text">
      <style:text-properties style:font-name="Arial" style:font-name-complex="Arial" fo:color="#003448"/>
    </style:style>
    <style:style style:name="P63" style:parent-style-name="xvisr" style:family="paragraph">
      <style:paragraph-properties style:vertical-align="baseline" fo:margin-top="0in" fo:margin-bottom="0in" fo:background-color="#FFFFFF"/>
    </style:style>
    <style:style style:name="T64" style:parent-style-name="b2eff" style:family="text">
      <style:text-properties style:font-name="Arial" style:font-name-complex="Arial" fo:color="#003448"/>
    </style:style>
    <style:style style:name="T65" style:parent-style-name="b2eff" style:family="text">
      <style:text-properties style:font-name="Arial" style:font-name-complex="Arial" fo:color="#003448" fo:background-color="#FFFF00"/>
    </style:style>
    <style:style style:name="T66" style:parent-style-name="b2eff" style:family="text">
      <style:text-properties style:font-name="Arial" style:font-name-complex="Arial" fo:color="#003448"/>
    </style:style>
    <style:style style:name="P67" style:parent-style-name="xvisr" style:family="paragraph">
      <style:paragraph-properties style:vertical-align="baseline" fo:margin-top="0in" fo:margin-bottom="0in" fo:background-color="#FFFFFF"/>
    </style:style>
    <style:style style:name="P68" style:parent-style-name="xvisr" style:family="paragraph">
      <style:paragraph-properties style:vertical-align="baseline" fo:margin-top="0in" fo:margin-bottom="0in" fo:background-color="#FFFFFF"/>
    </style:style>
    <style:style style:name="T69" style:parent-style-name="Strong" style:family="text">
      <style:text-properties style:font-name="Arial" style:font-name-complex="Arial" fo:color="#003448" fo:font-size="13.5pt" style:font-size-asian="13.5pt" style:font-size-complex="13.5pt" fo:background-color="#FFFFFF"/>
    </style:style>
    <style:style style:name="T70" style:parent-style-name="DefaultParagraphFont" style:family="text">
      <style:text-properties style:font-name="Arial" style:font-name-complex="Arial" fo:color="#003448" fo:font-size="13.5pt" style:font-size-asian="13.5pt" style:font-size-complex="13.5pt" fo:background-color="#FFFFFF"/>
    </style:style>
    <style:style style:name="T71" style:parent-style-name="DefaultParagraphFont" style:family="text">
      <style:text-properties style:font-name="Arial" style:font-name-complex="Arial" fo:color="#003448" fo:font-size="13.5pt" style:font-size-asian="13.5pt" style:font-size-complex="13.5pt" fo:background-color="#FFFF00"/>
    </style:style>
    <style:style style:name="T72" style:parent-style-name="DefaultParagraphFont" style:family="text">
      <style:text-properties style:font-name="Arial" style:font-name-complex="Arial" fo:color="#003448" fo:font-size="13.5pt" style:font-size-asian="13.5pt" style:font-size-complex="13.5pt" fo:background-color="#FFFFFF"/>
    </style:style>
    <style:style style:name="T73" style:parent-style-name="DefaultParagraphFont" style:family="text">
      <style:text-properties style:font-name="Arial" style:font-name-complex="Arial" fo:color="#003448" fo:font-size="13.5pt" style:font-size-asian="13.5pt" style:font-size-complex="13.5pt" fo:background-color="#FFFFFF"/>
    </style:style>
    <style:style style:name="T74" style:parent-style-name="DefaultParagraphFont" style:family="text">
      <style:text-properties style:font-name="Arial" style:font-name-complex="Arial" fo:color="#003448" fo:font-size="13.5pt" style:font-size-asian="13.5pt" style:font-size-complex="13.5pt" fo:background-color="#FFFF00"/>
    </style:style>
    <style:style style:name="P75" style:parent-style-name="xvisr" style:family="paragraph">
      <style:paragraph-properties style:vertical-align="baseline" fo:margin-top="0in" fo:margin-bottom="0in" fo:background-color="#FFFFFF"/>
      <style:text-properties style:font-name="Arial" style:font-name-complex="Arial" fo:color="#003448" fo:font-size="13.5pt" style:font-size-asian="13.5pt" style:font-size-complex="13.5pt" fo:background-color="#FFFFFF"/>
    </style:style>
    <style:style style:name="P76" style:parent-style-name="xvisr" style:family="paragraph">
      <style:paragraph-properties style:vertical-align="baseline" fo:margin-top="0in" fo:margin-bottom="0in" fo:background-color="#FFFFFF"/>
    </style:style>
    <style:style style:name="T77" style:parent-style-name="DefaultParagraphFont" style:family="text">
      <style:text-properties style:font-name="Arial" style:font-name-complex="Arial" fo:font-weight="bold" style:font-weight-asian="bold" fo:color="#003448"/>
    </style:style>
    <style:style style:name="P78" style:parent-style-name="xvisr" style:family="paragraph">
      <style:paragraph-properties style:vertical-align="baseline" fo:margin-top="0in" fo:margin-bottom="0in" fo:background-color="#FFFFFF"/>
    </style:style>
    <style:style style:name="T79" style:parent-style-name="DefaultParagraphFont" style:family="text">
      <style:text-properties style:font-name="Arial" style:font-name-complex="Arial" fo:font-weight="bold" style:font-weight-asian="bold" fo:color="#003448"/>
    </style:style>
    <style:style style:name="P80" style:parent-style-name="Normal" style:family="paragraph">
      <style:text-properties fo:font-weight="bold" style:font-weight-asian="bold"/>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ext:line-break/># Active Power Forecasting<text:line-break/>#####################################################<text:line-break/># #Veri Seti Hikayesi##<text:line-break/># 39.2841480 enleminde<text:s/>27.6418380 boylaminda Ege bölgesinde bulunan Bilgin Enerji siketine ait<text:line-break/># 46 adet rüzgar tirübününün 01.01.2020-31.07.2023 dönemi arasindaki saatlik üretim bilgisini icermektedir.<text:line-break/>#Veri seti icerisinde ilgili tarih ve saat bilgisine ait asagidaki degiskenler bulunmaktadir.<text:line-break/>#Elektrik Piyasası’nın en temel amacı, depolanamayan elektrik enerjisinin mümkün olan en az kayıpla<text:line-break/># ihtiyaç duyulduğu kadar üretilip tüketilmesini sağlamaktır.Bu amaç doğrultusunda Elektrik Piyasası, Gün Öncesi Piyasası (GÖP),<text:line-break/># Gün İçi<text:s/>Piyasası (GİP) ve Dengeleme Güç Piyasası(DGP) ile piyasa faaliyetlerini gerçekleştirmektedir.<text:line-break/>#Gün İçi Piyasası (GİP): GİP elektriğin teslimat saatinden 90 dakika öncesinde elektrik ticareti ve dengeleme faaliyetleri için kullanılan,<text:line-break/>#Piyasa İşletmecisi (EPİAŞ) tarafından işletilen, organize edilen bir piyasadır.<text:line-break/>#Biz de sirket icin önemli olan saatlik tahmin hesaplamasi icin en az hatayi veren modeli hesaplamak istiyoruz.<text:line-break/><text:line-break/>#Date:Gun-ay-yil tarih bilgisini icerir.<text:line-break/>#Time:Saat bilgisi<text:line-break/>#Active_Power:Ilgili tarih saat dilimi icerisinde sistemden cekilen üretilen enerji miktari</text:p>
      <text:p text:style-name="P2">#Availability:Santrallerin ilgili saat diliminde max üretebilecegi üretim miktari<text:line-break/>#temperature_2m (°C):Ilgili tarih saat dilimi icerisinde 2 m hava <text:s/>deki hava sicakligi (°C)<text:line-break/>#apparent_temperature (°C):Ilgili tarih saat dilimi icerisinde bölgedeki hava sicakligi (°C)<text:line-break/>#rain (mm):<text:line-break/>#surface_pressure (hPa):Ilgili tarih saat dilimi icerisinde bölgedeki hava basinci(hPa)<text:line-break/>#windspeed_10m(km/h):Ilgili tarih saat dilimi icerisinde 10 m deki Rüzgarin<text:s/>hizi((km/h)<text:line-break/>#windspeed_100m(km/h):Ilgili tarih saat dilimi icerisinde 100 m deki Rüzgarin hizi((km/h)<text:line-break/>#winddirection_10m(°):Ilgili tarih saat dilimi icerisinde 10 m deki Rüzgarin yönü(°)<text:line-break/>#winddirection_100m(°):Ilgili tarih saat dilimi icerisinde 100 m deki<text:s/>Rüzgarin yönü(°)<text:line-break/>#soil_temperature_0_to_7cm(°C):Yer altındaki 0_to_7cm(°C) toprak seviyesinin ortalama sıcaklığı.<text:line-break/>#soil_temperature_7_to_28cm(°C):Yer altındaki 7_to_28cm(°C) toprak seviyesinin ortalama sıcaklığı.<text:line-break/>#soil_temperature_28_to_100cm(°C):Yer altındaki 28_to_100cm(°C) toprak seviyesinin ortalama sıcaklığı.<text:line-break/>#soil_temperature_100_to_255cm(°C):Yer altındaki 100_to_255cm(°C) toprak seviyesinin ortalama sıcaklığı.<text:line-break/>#soil_moisture_0_to_7cm(m³/m³):0-7 cm derinliklerde hacimsel karışım oranı olarak ortalama<text:s/>toprak su içeriği.<text:line-break/>#soil_moisture_7_to_28cm(m³/m³):7-28 cm derinliklerde hacimsel karışım oranı olarak ortalama toprak su içeriği.<text:line-break/>#soil_moisture_28_to_100cm(m³/m³):28-100 cm derinliklerde hacimsel karışım oranı olarak ortalama<text:s/><text:soft-page-break/>toprak su içeriği.<text:line-break/>#soil_moisture_100_to_255cm(m³/m³):100-255 cm derinliklerde hacimsel karışım oranı olarak ortalama toprak su içeriği.<text:line-break/><text:line-break/><text:s/>#Toplam da 25 degiskenimiz bulunmaktadir.</text:p>
      <text:p text:style-name="Normal"><text:span text:style-name="T3">check_df(df)</text:span></text:p>
      <text:p text:style-name="P4">############### Shape ################</text:p>
      <text:p text:style-name="Normal"/>
      <text:p text:style-name="Normal"><text:span text:style-name="T5"><draw:frame draw:style-name="a0" draw:name="Picture 1" text:anchor-type="as-char" svg:x="0in" svg:y="0in" svg:width="3.26695in" svg:height="0.4417in" style:rel-width="scale" style:rel-height="scale"><draw:image xlink:href="media/image1.png" xlink:type="simple" xlink:show="embed" xlink:actuate="onLoad"/><svg:title/><svg:desc/></draw:frame></text:span></text:p>
      <text:p text:style-name="P6">########### Types ###############</text:p>
      <text:p text:style-name="Normal"><text:span text:style-name="T7"><draw:frame draw:style-name="a1" draw:name="Picture 20" text:anchor-type="as-char" svg:x="0in" svg:y="0in" svg:width="4.25037in" svg:height="5.47547in" style:rel-width="scale" style:rel-height="scale"><draw:image xlink:href="media/image2.png" xlink:type="simple" xlink:show="embed" xlink:actuate="onLoad"/><svg:title/><svg:desc/></draw:frame></text:span></text:p>
      <text:p text:style-name="P8"/>
      <text:p text:style-name="P9"/>
      <text:p text:style-name="Normal"/>
      <text:p text:style-name="Normal"/>
      <text:p text:style-name="Normal">#Sayisal Degiskenlerin Dagilimlarini inceleyelim</text:p>
      <text:p text:style-name="Normal"/>
      <text:p text:style-name="Normal"><text:span text:style-name="T10"><draw:frame draw:style-name="a2" draw:name="Picture 21" text:anchor-type="as-char" svg:x="0in" svg:y="0in" svg:width="6.5in" svg:height="3.32153in" style:rel-width="scale" style:rel-height="scale"><draw:image xlink:href="media/image3.png" xlink:type="simple" xlink:show="embed" xlink:actuate="onLoad"/><svg:title/><svg:desc/></draw:frame></text:span></text:p>
      <text:p text:style-name="Normal"><text:span text:style-name="T11"><draw:frame draw:style-name="a3" draw:name="Picture 31" text:anchor-type="as-char" svg:x="0in" svg:y="0in" svg:width="3.62423in" svg:height="2.54474in" style:rel-width="scale" style:rel-height="scale"><draw:image xlink:href="media/image4.png" xlink:type="simple" xlink:show="embed" xlink:actuate="onLoad"/><svg:title/><svg:desc/></draw:frame></text:span></text:p>
      <text:p text:style-name="Normal">Olmayabilir.</text:p>
      <text:soft-page-break/>
      <text:p text:style-name="Normal"><text:span text:style-name="T12"><draw:frame draw:style-name="a4" draw:name="Picture 32" text:anchor-type="as-char" svg:x="0in" svg:y="0in" svg:width="3.7564in" svg:height="2.14844in" style:rel-width="scale" style:rel-height="scale"><draw:image xlink:href="media/image5.png" xlink:type="simple" xlink:show="embed" xlink:actuate="onLoad"/><svg:title/><svg:desc/></draw:frame></text:span></text:p>
      <text:p text:style-name="Normal"/>
      <text:p text:style-name="Normal">#Degiskenler arasindaki Korelasyon:</text:p>
      <text:p text:style-name="Normal"><text:span text:style-name="T13"><draw:frame draw:style-name="a5" draw:name="Picture 35" text:anchor-type="as-char" svg:x="0in" svg:y="0in" svg:width="4.76424in" svg:height="2.96773in" style:rel-width="scale" style:rel-height="scale"><draw:image xlink:href="media/image6.png" xlink:type="simple" xlink:show="embed" xlink:actuate="onLoad"/><svg:title/><svg:desc/></draw:frame></text:span></text:p>
      <text:p text:style-name="P14"/>
      <text:soft-page-break/>
      <text:p text:style-name="Normal"><text:span text:style-name="T15"><draw:frame draw:style-name="a6" draw:name="Picture 22" text:anchor-type="as-char" svg:x="0in" svg:y="0in" svg:width="6.5in" svg:height="3.16597in" style:rel-width="scale" style:rel-height="scale"><draw:image xlink:href="media/image7.png" xlink:type="simple" xlink:show="embed" xlink:actuate="onLoad"/><svg:title/><svg:desc/></draw:frame></text:span></text:p>
      <text:p text:style-name="P16"><text:span text:style-name="T17"><text:s/></text:span><text:span text:style-name="T18">#Active_Power ve windspeed_100m arasinda <text:s/>0.69 oraninda , Active_Power ve windgusts_10m arasinda <text:s/>0.58 oraninda pozitif yönlü iliski gözlemlenmistir.</text:span></text:p>
      <text:p text:style-name="Normal"><text:span text:style-name="T19"><draw:frame draw:style-name="a7" draw:name="Picture 29" text:anchor-type="as-char" svg:x="0in" svg:y="0in" svg:width="6.5in" svg:height="4.32014in" style:rel-width="scale" style:rel-height="scale"><draw:image xlink:href="media/image8.png" xlink:type="simple" xlink:show="embed" xlink:actuate="onLoad"/><svg:title/><svg:desc/></draw:frame></text:span></text:p>
      <text:p text:style-name="Normal"/>
      <text:p text:style-name="Normal"/>
      <text:soft-page-break/>
      <text:p text:style-name="Normal"><text:span text:style-name="T20">Zaman<text:s/></text:span><text:span text:style-name="T21">Grafiklerini cizdirelim:</text:span></text:p>
      <text:p text:style-name="Normal">Saatlik:</text:p>
      <text:p text:style-name="Normal"><text:span text:style-name="T22"><draw:frame draw:style-name="a8" draw:name="Picture 37" text:anchor-type="as-char" svg:x="0in" svg:y="0in" svg:width="5.29443in" svg:height="2.10763in" style:rel-width="scale" style:rel-height="scale"><draw:image xlink:href="media/image9.png" xlink:type="simple" xlink:show="embed" xlink:actuate="onLoad"/><svg:title/><svg:desc/></draw:frame></text:span></text:p>
      <text:p text:style-name="Normal"/>
      <text:p text:style-name="Normal">Günlük:G<text:s/></text:p>
      <text:p text:style-name="Normal"/>
      <text:p text:style-name="Normal"><text:span text:style-name="T23"><draw:frame draw:style-name="a9" draw:name="Picture 41" text:anchor-type="as-char" svg:x="0in" svg:y="0in" svg:width="6.75866in" svg:height="3.48086in" style:rel-width="scale" style:rel-height="scale"><draw:image xlink:href="media/image10.png" xlink:type="simple" xlink:show="embed" xlink:actuate="onLoad"/><svg:title/><svg:desc/></draw:frame></text:span></text:p>
      <text:p text:style-name="Normal"/>
      <text:p text:style-name="Normal">Haftalik:</text:p>
      <text:p text:style-name="Normal"/>
      <text:soft-page-break/>
      <text:p text:style-name="Normal"><text:span text:style-name="T24"><draw:frame draw:style-name="a10" draw:name="Picture 44" text:anchor-type="as-char" svg:x="0in" svg:y="0in" svg:width="6.5in" svg:height="2.78056in" style:rel-width="scale" style:rel-height="scale"><draw:image xlink:href="media/image11.png" xlink:type="simple" xlink:show="embed" xlink:actuate="onLoad"/><svg:title/><svg:desc/></draw:frame></text:span></text:p>
      <text:p text:style-name="Normal"/>
      <text:p text:style-name="Normal">Aylik:</text:p>
      <text:p text:style-name="Normal"><text:span text:style-name="T25"><draw:frame draw:style-name="a11" draw:name="Picture 45" text:anchor-type="as-char" svg:x="0in" svg:y="0in" svg:width="6.5in" svg:height="2.71042in" style:rel-width="scale" style:rel-height="scale"><draw:image xlink:href="media/image12.png" xlink:type="simple" xlink:show="embed" xlink:actuate="onLoad"/><svg:title/><svg:desc/></draw:frame></text:span></text:p>
      <text:p text:style-name="P26"/>
      <text:p text:style-name="Normal">#Eksik ve Aykiri Gözlem Analizi</text:p>
      <text:p text:style-name="Normal"><text:span text:style-name="T27"><draw:frame draw:style-name="a12" draw:name="Picture 24" text:anchor-type="as-char" svg:x="0in" svg:y="0in" svg:width="4.56052in" svg:height="1.59635in" style:rel-width="scale" style:rel-height="scale"><draw:image xlink:href="media/image13.png" xlink:type="simple" xlink:show="embed" xlink:actuate="onLoad"/><svg:title/><svg:desc/></draw:frame></text:span></text:p>
      <text:p text:style-name="Normal"/>
      <text:p text:style-name="P28"><text:span text:style-name="T29">Veri setinde aykiri gözleme rastlanmamistir.</text:span></text:p>
      <text:p text:style-name="Normal"/>
      <text:p text:style-name="Normal"><text:span text:style-name="T30">-Model Olusturma-Feature Üretmeden var olan degiskenlerimizle Zaman serisi modeli olan<text:s/></text:span><text:span text:style-name="T31">LightGBM</text:span></text:p>
      <text:p text:style-name="P32">Makine ögrenmesi modelini deneyecegiz.</text:p>
      <text:p text:style-name="Normal">SMAPE:</text:p>
      <text:p text:style-name="Normal"><text:span text:style-name="T33"><draw:frame draw:style-name="a13" draw:name="Picture 27" text:anchor-type="as-char" svg:x="0in" svg:y="0in" svg:width="4.58373in" svg:height="0.4417in" style:rel-width="scale" style:rel-height="scale"><draw:image xlink:href="media/image14.png" xlink:type="simple" xlink:show="embed" xlink:actuate="onLoad"/><svg:title/><svg:desc/></draw:frame></text:span></text:p>
      <text:p text:style-name="Normal"><text:span text:style-name="T34"><draw:frame draw:style-name="a14" draw:name="Picture 26" text:anchor-type="as-char" svg:x="0in" svg:y="0in" svg:width="4.10036in" svg:height="3.97534in" style:rel-width="scale" style:rel-height="scale"><draw:image xlink:href="media/image15.png" xlink:type="simple" xlink:show="embed" xlink:actuate="onLoad"/><svg:title/><svg:desc/></draw:frame></text:span></text:p>
      <text:soft-page-break/>
      <text:p text:style-name="Normal"><text:span text:style-name="T35"><draw:frame draw:style-name="a15" draw:name="Picture 28" text:anchor-type="as-char" svg:x="0in" svg:y="0in" svg:width="5.69704in" svg:height="4.43164in" style:rel-width="scale" style:rel-height="scale"><draw:image xlink:href="media/image16.png" xlink:type="simple" xlink:show="embed" xlink:actuate="onLoad"/><svg:title/><svg:desc/></draw:frame></text:span></text:p>
      <text:p text:style-name="P36">Feature Ekledikten Sonra</text:p>
      <text:p text:style-name="Normal"><text:span text:style-name="T37"><draw:frame draw:style-name="a16" draw:name="Picture 31" text:anchor-type="as-char" svg:x="0in" svg:y="0in" svg:width="4.05035in" svg:height="3.90034in" style:rel-width="scale" style:rel-height="scale"><draw:image xlink:href="media/image17.png" xlink:type="simple" xlink:show="embed" xlink:actuate="onLoad"/><svg:title/><svg:desc/></draw:frame></text:span></text:p>
      <text:p text:style-name="Normal"/>
      <text:p text:style-name="Normal"><text:span text:style-name="T38"><draw:frame draw:style-name="a17" draw:name="Picture 30" text:anchor-type="as-char" svg:x="0in" svg:y="0in" svg:width="4.04202in" svg:height="0.43337in" style:rel-width="scale" style:rel-height="scale"><draw:image xlink:href="media/image18.png" xlink:type="simple" xlink:show="embed" xlink:actuate="onLoad"/><svg:title/><svg:desc/></draw:frame></text:span></text:p>
      <text:p text:style-name="Normal"><text:span text:style-name="T39"><draw:frame draw:style-name="a18" draw:name="Picture 32" text:anchor-type="as-char" svg:x="0in" svg:y="0in" svg:width="5.60778in" svg:height="4.30649in" style:rel-width="scale" style:rel-height="scale"><draw:image xlink:href="media/image19.png" xlink:type="simple" xlink:show="embed" xlink:actuate="onLoad"/><svg:title/><svg:desc/></draw:frame></text:span></text:p>
      <text:p text:style-name="Normal"/>
      <text:p text:style-name="Normal"/>
      <text:p text:style-name="Normal"><text:span text:style-name="T40">Grafik icin</text:span><text:span text:style-name="T41">:</text:span></text:p>
      <text:p text:style-name="Normal">-Active Power ve Wind Speed in beraber cizdirilmesi</text:p>
      <text:p text:style-name="Normal">-Yillara göre aylara göre active power in cizilmesi</text:p>
      <text:p text:style-name="Normal">-Model karsilastirma excelinde ilk olarak base model<text:s/>ve gercek degerlerin beraber cizdirilmesi daha sonra feature sonrasi model ve gercek degerlerin beraber cizdirildigi 2 ayri grafik.</text:p>
      <text:p text:style-name="Normal"><text:span text:style-name="T42">Gün ici Piyasasi</text:span></text:p>
      <text:p text:style-name="Normal">Gün İçi Piyasası Nedir?</text:p>
      <text:p text:style-name="Normal">Dengesizliği azaltma amacı taşıyan,<text:s/>Fiziksel teslimat zorunluluğu olan,<text:s/>Fiziki teslimattan 60 dakika öncesine kadar <text:s/>’’Sürekli Ticaret’’ metodu ile işlemlerin yapıldığı organize toptan bir piyasadır.</text:p>
      <text:soft-page-break/>
      <text:p text:style-name="Normal"><text:span text:style-name="T43">Gün İçi Piyasası (GİP)</text:span><text:s/>Gün Öncesi Piyasası (GÖP) ve Dengeleme Güç Piyasası (DGP) arasında yer alan ve<text:s/><text:span text:style-name="T44">katılımcılar için ek alış satış imkanları yaratarak dengesizlik olasılığını azaltan bir dengeleme mekanizması elemanı; dengeleme amaçlı bir “ara piyasa”dır.</text:span></text:p>
      <text:p text:style-name="Normal">Gün Öncesi Piyasası kapandıktan sonra, gün öncesinde teklif veren katılımcılar kendi üretim/tüketim durumlarına veya sistemin genel durumuna göre<text:s/><text:span text:style-name="T45">portföylerini Gün İçi Piyasasında tekrar ayarlama fırsatı bulabilmektedir.</text:span></text:p>
      <text:p text:style-name="Normal">Yararlari:</text:p>
      <text:p text:style-name="Normal"><text:span text:style-name="T46">İlave ticaret imkanı • Öngörülemeyen nedenlerle oluşan dengesizliği gerçek zamana daha yakın giderme</text:span></text:p>
      <text:p text:style-name="Normal">Sürekli ticaret yöntemi ve anlık eşleşmeler.<text:s/><text:span text:style-name="T47">➢</text:span>Saatlik bazda işlem yapılır</text:p>
      <text:p text:style-name="P48"/>
      <text:h text:style-name="P49" text:outline-level="2"><text:span text:style-name="T50">1. Yenilenebilir Enerji Üretim Tahmini ve Yapay Zeka</text:span></text:h>
      <text:p text:style-name="P51"><text:span text:style-name="T52"><text:line-break/></text:span></text:p>
      <text:p text:style-name="P53"><text:span text:style-name="T54">Yapay zeka ve diğer dijital teknolojiler, yenilenebilir enerji sektörünü çeşitli şekilde destekleyebilmektedir.</text:span><text:span text:style-name="T55"><text:s/>Günümüzde enerji sektöründe yapay zeka ile elde edilen gelişmelerin büyük bir bölümü, gelişmiş hava durumu ve yenilenebilir enerji üretimi tahminlerinde gerçekleştirilmiştir.<text:s/></text:span><text:span text:style-name="T56">Güneş ve rüzgar gibi hava durumuna bağlı çalışan enerji üretim santrallerinin üretim tahminleri için en kritik girdi, konuma bağlı hava tahmin verileridir. Santral kullanılabilirliği (planlı bakımlar ve arızalar), santralin tarihsel üretim verileri ve hava durumu tahminleri, yenilenebilir enerji üretim tahmini için üç ana girdidir</text:span><text:span text:style-name="T57">.</text:span></text:p>
      <text:p text:style-name="P58"/>
      <text:p text:style-name="P59"/>
      <text:p text:style-name="P60"/>
      <text:p text:style-name="P61"><text:span text:style-name="T62">Zaman Ölçeğine Göre Tahmin Yapmak</text:span></text:p>
      <text:p text:style-name="P63"><text:span text:style-name="T64">Yenilenebilir enerjinin şebekeye entegrasyonunda hem kısa hem de uzun vadeli zaman ölçeklerinde üretim tahmini yapmak önemlidir. Zira<text:s/></text:span><text:span text:style-name="T65">enerji sektöründe bulunan her paydaş için farklı zaman ölçeklerine göre geliştirilmiş tahminlere ihtiyaç vardır. Çok kısa zaman aralığındaki tahminler (saniyeden 1 saate kadar) gerçek zamanlı elektrik ticareti (gün içi piyasaları), işletme rezervlerinde enerji planlaması ve güneş ve rüzgar enerjisi üretimini düzleştirmek için kullanışlı olmaktadır. Kısa zaman aralığı için tahminler (1 saatten 24 saate kadar), şebeke istikrarını artırmak ve gün öncesi piyasa operasyonları için faydalıdır.</text:span><text:span text:style-name="T66"><text:s/></text:span></text:p>
      <text:p text:style-name="P67"/>
      <text:p text:style-name="P68"><text:span text:style-name="T69">Fiyat Belirsizliği ve Dengesizlik Cezaları:</text:span><text:span text:style-name="T70"><text:s/>Rüzgar ve güneş enerjisi üreticileri, üretimlerini piyasaya satmak için en iyi stratejiyi uygulamalıdır. Zira<text:s/></text:span><text:span text:style-name="T71">planlanmış üretimden sapmanın cezası büyüktür</text:span><text:span text:style-name="T72"><text:s/>ve yenilenebilir enerji santralleri günlük sapmaların en sık yaşandığı santral tipleridir. Aynı zamanda, gün içi fiyatları gün öncesi fiyatlarından çok daha değişken olma eğilimindedir ve üreti</text:span><text:soft-page-break/><text:span text:style-name="T73">ciler enerji planlaması ile gün öncesi piyasasına katılmazlarsa, fiyat belirsizliğine daha fazla maruz kalmaktadırlar.<text:s/></text:span><text:span text:style-name="T74">Genel olarak, gün öncesi tekliflerini mümkün olan en iyi tahmine dayandırmak, sapmadan kaynaklı dengesizlik cezalarının en aza indirilmesine katkıda bulunacaktır.</text:span></text:p>
      <text:p text:style-name="P75"/>
      <text:p text:style-name="P76"><text:span text:style-name="T77"><draw:frame draw:style-name="a19" draw:name="Picture 21" text:anchor-type="as-char" svg:x="0in" svg:y="0in" svg:width="5.40047in" svg:height="3.02526in" style:rel-width="scale" style:rel-height="scale"><draw:image xlink:href="media/image20.png" xlink:type="simple" xlink:show="embed" xlink:actuate="onLoad"/><svg:title/><svg:desc/></draw:frame></text:span></text:p>
      <text:p text:style-name="P78"><text:span text:style-name="T79"><draw:frame draw:style-name="a20" draw:name="Picture 22" text:anchor-type="as-char" svg:x="0in" svg:y="0in" svg:width="5.42548in" svg:height="3.22528in" style:rel-width="scale" style:rel-height="scale"><draw:image xlink:href="media/image21.png" xlink:type="simple" xlink:show="embed" xlink:actuate="onLoad"/><svg:title/><svg:desc/></draw:frame></text:span></text:p>
      <text:p text:style-name="P80"/>
      <text:p text:style-name="Normal"/>
      <text:p text:style-name="Normal"/>
      <text:p text:style-name="Normal"/>
      <text:soft-page-break/>
      <text:p text:style-name="Normal"><draw:frame draw:style-name="a21" draw:name="Picture 23" text:anchor-type="as-char" svg:x="0in" svg:y="0in" svg:width="6.325in" svg:height="3.58333in" style:rel-width="scale" style:rel-height="scale"><draw:image xlink:href="media/image22.png" xlink:type="simple" xlink:show="embed" xlink:actuate="onLoad"/><svg:title/><svg:desc/></draw:frame></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JetBrains Mono" svg:font-family="JetBrains Mono" style:font-family-generic="system"/>
    <style:font-face style:name="Segoe UI Symbol" svg:font-family="Segoe UI Symbol"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style:vertical-align="auto" fo:margin-top="0.0694in" fo:margin-bottom="0.0694in" fo:line-height="100%"/>
      <style:text-properties style:font-name="Times New Roman" style:font-name-asian="Times New Roman" fo:font-weight="bold" style:font-weight-asian="bold" style:font-weight-complex="bold" fo:font-size="18pt" style:font-size-asian="18pt" style:font-size-complex="18pt" fo:language="en" fo:country="GB" style:language-asian="en" style:country-asian="GB" fo:hyphenate="tru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Times New Roman" style:font-name-asian="Times New Roman" fo:font-weight="bold" style:font-weight-asian="bold" style:font-weight-complex="bold" fo:font-size="18pt" style:font-size-asian="18pt" style:font-size-complex="18pt" fo:language="en" fo:country="GB" style:language-asian="en" style:country-asian="GB"/>
    </style:style>
    <style:style style:name="b2eff" style:display-name="b2eff"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xvisr" style:display-name="xvisr"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fo:language="en" fo:country="GB" style:language-asian="en" style:country-asian="GB"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esim cansiz</meta:initial-creator>
    <dc:creator>yesim cansiz</dc:creator>
    <meta:creation-date>2023-09-03T09:06:00Z</meta:creation-date>
    <dc:date>2023-09-11T14:10:00Z</dc:date>
    <meta:template xlink:href="Normal.dotm" xlink:type="simple"/>
    <meta:editing-cycles>11</meta:editing-cycles>
    <meta:editing-duration>PT0S</meta:editing-duration>
    <meta:document-statistic meta:page-count="13" meta:paragraph-count="13" meta:word-count="1021" meta:character-count="6828" meta:row-count="48" meta:non-whitespace-character-count="5820"/>
  </office:meta>
</office:document-meta>
</file>